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bg" fo:country="BG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Речникъ на българския езикъ, съдържащъ слова и тѣхнитѣ форми споредъ изискванията на иванчевския правописъ.</text:p>
      <text:p text:style-name="P1"><text:tab/>Иванчевски правописъ е името, давано понѣкога на първиятъ официаленъ български правописъ, невъведенъ съ наредба на министъра на народното просвѣщение Тодоръ Иванчовъ прѣзъ 1899.</text:p>
      <text:p text:style-name="P1"><text:tab/>Той се явява поправка на Дриновския правописъ и остава въ сила до въвеждането на Омарчевския правописъ прѣзъ 1921.</text:p>
      <text:p text:style-name="P1"><text:tab/>Иванчевскиятъ правописъ се характеризира съ:</text:p>
      <text:p text:style-name="P1"><text:tab/>* прѣдставяне на звука [ъ] съ буквитѣ ъ и ѫ (голѣма носовка), като различието се прави на етимологическа основа.</text:p>
      <text:p text:style-name="P1"><text:tab/>* употрѣба на буквата ѣ (ятъ) на етимологическото ѝ мѣсто.</text:p>
      <text:p text:style-name="P1"><text:tab/>* употрѣба на краесловни ерове.</text:p>
      <text:p text:style-name="P1"><text:tab/>* синтактично правило за писане на пъленъ и кратъкъ членъ.</text:p>
      <text:p text:style-name="P1"><text:tab/>* писане на групитѣ ър/ръ и ъл/лъ по североизточното произношение.</text:p>
      <text:p text:style-name="P1"><text:tab/>* писане на глаголнитѣ окончания съ а и я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6T18:22:44.635000000</meta:creation-date>
    <dc:date>2022-01-16T19:16:45.006000000</dc:date>
    <meta:editing-duration>PT43M50S</meta:editing-duration>
    <meta:editing-cycles>1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0" meta:word-count="123" meta:character-count="819" meta:non-whitespace-character-count="696"/>
  </office:meta>
</office:document-meta>
</file>